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1700000400F874655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2" style:family="graphic" style:parent-style-name="Objet_20_sans_20_remplissage_20_ni_20_ligne">
      <style:graphic-properties svg:stroke-color="#ffffff" svg:stroke-opacity="0%" draw:textarea-vertical-align="middle" draw:color-mode="mono" draw:luminance="0%" draw:contrast="0%" draw:gamma="110%" draw:red="0%" draw:green="0%" draw:blue="0%" fo:clip="rect(0cm, 0cm, 0cm, 0cm)" draw:image-opacity="85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Arrow" draw:marker-end="Arrow" draw:marker-end-width="0.3cm" svg:stroke-linecap="round" draw:fill="none" draw:textarea-vertical-align="middle"/>
    </style:style>
    <style:style style:name="gr8" style:family="graphic" style:parent-style-name="objectwithoutfill">
      <style:graphic-properties draw:marker-start="" draw:marker-end="Arrow_20_concave" draw:marker-end-width="0.1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position="sub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0.9cm" svg:x="5.795cm" svg:y="5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cm" svg:height="0.9cm" svg:x="0.3cm" svg:y="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5.3cm" svg:height="7.3cm" svg:x="0.153cm" svg:y="0.8cm">
          <draw:image xlink:href="Pictures/100002000000031700000400F8746551.png" xlink:type="simple" xlink:show="embed" xlink:actuate="onLoad">
            <text:p/>
          </draw:image>
        </draw:frame>
        <draw:frame draw:style-name="gr3" draw:text-style-name="P1" draw:layer="layout" svg:width="6.2cm" svg:height="5.1cm" svg:x="5.3cm" svg:y="2.2cm">
          <draw:image xlink:href="Pictures/100002000000031700000400F8746551.png" xlink:type="simple" xlink:show="embed" xlink:actuate="onLoad">
            <text:p/>
          </draw:image>
        </draw:frame>
        <draw:ellipse draw:style-name="gr4" draw:text-style-name="P1" draw:layer="layout" svg:width="2.643cm" svg:height="0.431cm" draw:transform="rotate (0.0006981317007976) translate (7.07cm 3.12cm)">
          <text:p/>
        </draw:ellipse>
        <draw:line draw:style-name="gr5" draw:text-style-name="P1" draw:layer="layout" svg:x1="7.952cm" svg:y1="1.669cm" svg:x2="7.952cm" svg:y2="2.669cm">
          <text:p/>
        </draw:line>
        <draw:line draw:style-name="gr5" draw:text-style-name="P1" draw:layer="layout" svg:x1="8.752cm" svg:y1="1.669cm" svg:x2="8.752cm" svg:y2="2.669cm">
          <text:p/>
        </draw:line>
        <draw:frame draw:style-name="gr6" draw:layer="layout" svg:width="2.885cm" svg:height="1.351cm" svg:x="7.114cm" svg:y="0.169cm">
          <draw:text-box>
            <text:p><text:span text:style-name="T1">Applied</text:span></text:p>
            <text:p><text:span text:style-name="T1">Pressure p</text:span></text:p>
          </draw:text-box>
        </draw:frame>
        <draw:line draw:style-name="gr7" draw:text-style-name="P1" draw:layer="layout" svg:x1="4.6cm" svg:y1="2.4cm" svg:x2="4.6cm" svg:y2="6.5cm">
          <text:p/>
        </draw:line>
        <draw:frame draw:style-name="gr6" draw:layer="layout" svg:width="1.056cm" svg:height="1.17cm" svg:x="4.67cm" svg:y="4.116cm">
          <draw:text-box>
            <text:p>h<text:span text:style-name="T2">0</text:span></text:p>
          </draw:text-box>
        </draw:frame>
        <draw:line draw:style-name="gr8" draw:text-style-name="P1" draw:layer="layout" svg:x1="2.9cm" svg:y1="2.4cm" svg:x2="3.753cm" svg:y2="2.606cm">
          <text:p/>
        </draw:line>
        <draw:frame draw:style-name="gr6" draw:layer="layout" svg:width="0.98cm" svg:height="0.91cm" svg:x="2.314cm" svg:y="1.941cm">
          <draw:text-box>
            <text:p><text:span text:style-name="T3">R</text:span><text:span text:style-name="T4">0</text:span></text:p>
          </draw:text-box>
        </draw:frame>
        <draw:line draw:style-name="gr7" draw:text-style-name="P1" draw:layer="layout" svg:x1="10.266cm" svg:y1="3.322cm" svg:x2="10.262cm" svg:y2="6.473cm">
          <text:p/>
        </draw:line>
        <draw:frame draw:style-name="gr6" draw:layer="layout" svg:width="0.853cm" svg:height="0.963cm" svg:x="10.147cm" svg:y="4.24cm">
          <draw:text-box>
            <text:p>h</text:p>
          </draw:text-box>
        </draw:frame>
        <draw:line draw:style-name="gr8" draw:text-style-name="P1" draw:layer="layout" svg:x1="8.38cm" svg:y1="3.342cm" svg:x2="9.489cm" svg:y2="3.432cm">
          <text:p/>
        </draw:line>
        <draw:frame draw:style-name="gr6" draw:layer="layout" svg:width="0.832cm" svg:height="0.759cm" svg:x="7.777cm" svg:y="2.937cm">
          <draw:text-box>
            <text:p><text:span text:style-name="T3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62cm" fo:margin-bottom="0.088cm" fo:margin-left="0.153cm" fo:margin-right="0.105cm" fo:page-width="11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vé Delingette</meta:initial-creator>
    <meta:creation-date>2014-03-25T15:51:56.33</meta:creation-date>
    <dc:date>2014-03-25T16:14:51.95</dc:date>
    <dc:creator>Hervé Delingette</dc:creator>
    <meta:editing-duration>PT7M43S</meta:editing-duration>
    <meta:editing-cycles>3</meta:editing-cycles>
    <meta:generator>OpenOffice/4.0.1$Win32 OpenOffice.org_project/401m5$Build-9714</meta:generator>
    <meta:document-statistic meta:object-count="16"/>
  </office:meta>
</office:document-meta>
</file>